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eom A Case:</text:p>
          </table:table-cell>
          <table:table-cell table:number-columns-repeated="9"/>
          <table:table-cell office:value-type="string" calcext:value-type="string">
            <text:p>Case A (threeLengths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ankey</text:p>
          </table:table-cell>
          <table:table-cell table:number-columns-repeated="2"/>
          <table:table-cell office:value-type="string" calcext:value-type="string">
            <text:p>bondLength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|C-D|</text:p>
          </table:table-cell>
          <table:table-cell table:formula="of:=SQRT( ([.B10]^2) + ([.C10]^2) + ([.D10]^2) )" office:value-type="float" office:value="3.16227766016838" calcext:value-type="float">
            <text:p>3.1622776602</text:p>
          </table:table-cell>
          <table:table-cell/>
          <table:table-cell office:value-type="string" calcext:value-type="string">
            <text:p>A-B</text:p>
          </table:table-cell>
          <table:table-cell table:formula="of:=[.D6]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|D-B|</text:p>
          </table:table-cell>
          <table:table-cell table:formula="of:=SQRT( ([.B11]^2) + ([.C11]^2) + ([.D11]^2) )" office:value-type="float" office:value="2" calcext:value-type="float">
            <text:p>2</text:p>
          </table:table-cell>
          <table:table-cell/>
          <table:table-cell office:value-type="string" calcext:value-type="string">
            <text:p>B-C</text:p>
          </table:table-cell>
          <table:table-cell table:formula="of:=  SQRT(       (([.B6]-[.B7])^2) + (([.C6]-[.C7])^2) + (([.D6]-[.D7])^2)       )" office:value-type="float" office:value="4.24264068711929" calcext:value-type="float">
            <text:p>4.24264068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6]-[.B5])/2" office:value-type="float" office:value="0" calcext:value-type="float">
            <text:p>0</text:p>
          </table:table-cell>
          <table:table-cell table:formula="of:=([.C6]-[.C5])/2" office:value-type="float" office:value="0" calcext:value-type="float">
            <text:p>0</text:p>
          </table:table-cell>
          <table:table-cell table:formula="of:=([.D6]-[.D5])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D-B).(C-D)</text:p>
          </table:table-cell>
          <table:table-cell table:formula="of:=([.B10]*[.B11]) + ([.C10]*[.C11]) + ([.D10]*[.D11])" office:value-type="float" office:value="2" calcext:value-type="float">
            <text:p>2</text:p>
          </table:table-cell>
          <table:table-cell/>
          <table:table-cell office:value-type="string" calcext:value-type="string">
            <text:p>A-C</text:p>
          </table:table-cell>
          <table:table-cell table:formula="of:=  SQRT(       (([.B7]-[.B5])^2) + (([.C7]-[.C5])^2) + (([.D7]-[.D5])^2)       )" office:value-type="float" office:value="3.16227766016838" calcext:value-type="float">
            <text:p>3.1622776602</text:p>
          </table:table-cell>
        </table:table-row>
        <table:table-row table:style-name="ro1">
          <table:table-cell office:value-type="string" calcext:value-type="string">
            <text:p>C-d</text:p>
          </table:table-cell>
          <table:table-cell table:formula="of:=[.B7]-[.B9]" office:value-type="float" office:value="0" calcext:value-type="float">
            <text:p>0</text:p>
          </table:table-cell>
          <table:table-cell table:formula="of:=[.C7]-[.C9]" office:value-type="float" office:value="3" calcext:value-type="float">
            <text:p>3</text:p>
          </table:table-cell>
          <table:table-cell table:formula="of:=[.D7]-[.D9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os(Angle)</text:p>
          </table:table-cell>
          <table:table-cell table:formula="of:=[.H9]/([.H8]*[.H7])" office:value-type="float" office:value="0.316227766016838" calcext:value-type="float">
            <text:p>0.316227766</text:p>
          </table:table-cell>
          <table:table-cell/>
          <table:table-cell office:value-type="string" calcext:value-type="string">
            <text:p>(AB.BC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-B</text:p>
          </table:table-cell>
          <table:table-cell table:formula="of:=[.B9]-[.B6]" office:value-type="float" office:value="0" calcext:value-type="float">
            <text:p>0</text:p>
          </table:table-cell>
          <table:table-cell table:formula="of:=[.C9]-[.C6]" office:value-type="float" office:value="0" calcext:value-type="float">
            <text:p>0</text:p>
          </table:table-cell>
          <table:table-cell table:formula="of:=[.D9]-[.D6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Angle (BDC)</text:p>
          </table:table-cell>
          <table:table-cell table:formula="of:=ACOS([.H10])" office:value-type="float" office:value="1.24904577239825" calcext:value-type="float">
            <text:p>1.2490457724</text:p>
          </table:table-cell>
          <table:table-cell/>
          <table:table-cell office:value-type="string" calcext:value-type="string">
            <text:p>cos(angle)</text:p>
          </table:table-cell>
          <table:table-cell table:formula="of:=([.K10] /([.K7]*[.K8]))" office:value-type="float" office:value="0.707106781186548" calcext:value-type="float">
            <text:p>0.70710678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grees</text:p>
          </table:table-cell>
          <table:table-cell table:formula="of:=DEGREES([.H11])" office:value-type="float" office:value="71.565051177078" calcext:value-type="float">
            <text:p>71.5650511771</text:p>
          </table:table-cell>
          <table:table-cell/>
          <table:table-cell office:value-type="string" calcext:value-type="string">
            <text:p>angle</text:p>
          </table:table-cell>
          <table:table-cell table:formula="of:=ACOS([.K11])" office:value-type="float" office:value="0.785398163397448" calcext:value-type="float">
            <text:p>0.7853981634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Translation C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-Vect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formula="of:=[.B5]+[.B$19]" office:value-type="float" office:value="0.5" calcext:value-type="float">
            <text:p>0.5</text:p>
          </table:table-cell>
          <table:table-cell table:formula="of:=[.C5]+[.C$19]" office:value-type="float" office:value="1.2" calcext:value-type="float">
            <text:p>1.2</text:p>
          </table:table-cell>
          <table:table-cell table:formula="of:=[.D5]+[.D$19]"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formula="of:=[.B6]+[.B$19]" office:value-type="float" office:value="0.5" calcext:value-type="float">
            <text:p>0.5</text:p>
          </table:table-cell>
          <table:table-cell table:formula="of:=[.C6]+[.C$19]" office:value-type="float" office:value="1.2" calcext:value-type="float">
            <text:p>1.2</text:p>
          </table:table-cell>
          <table:table-cell table:formula="of:=[.D6]+[.D$19]"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[.B7]+[.B$19]" office:value-type="float" office:value="0.5" calcext:value-type="float">
            <text:p>0.5</text:p>
          </table:table-cell>
          <table:table-cell table:formula="of:=[.C7]+[.C$19]" office:value-type="float" office:value="4.2" calcext:value-type="float">
            <text:p>4.2</text:p>
          </table:table-cell>
          <table:table-cell table:formula="of:=[.D7]+[.D$19]" office:value-type="float" office:value="4.3" calcext:value-type="float">
            <text:p>4.3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heta = 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|C-D|</text:p>
          </table:table-cell>
          <table:table-cell table:formula="of:=SQRT( ([.B31]^2) + ([.C31]^2) + ([.D31]^2) 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|D-B|</text:p>
          </table:table-cell>
          <table:table-cell table:formula="of:=SQRT( ([.B32]^2) + ([.C32]^2) + ([.D32]^2) 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formula="of:=([.B27]-[.B26])/2" office:value-type="float" office:value="0" calcext:value-type="float">
            <text:p>0</text:p>
          </table:table-cell>
          <table:table-cell table:formula="of:=([.C27]-[.C26])/2" office:value-type="float" office:value="0" calcext:value-type="float">
            <text:p>0</text:p>
          </table:table-cell>
          <table:table-cell table:formula="of:=([.D27]-[.D26])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D-B).(C-D)</text:p>
          </table:table-cell>
          <table:table-cell table:formula="of:=([.B31]*[.B32]) + ([.C31]*[.C32]) + ([.D31]*[.D3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d</text:p>
          </table:table-cell>
          <table:table-cell table:formula="of:=[.B28]-[.B30]" office:value-type="float" office:value="0" calcext:value-type="float">
            <text:p>0</text:p>
          </table:table-cell>
          <table:table-cell table:formula="of:=[.C28]-[.C30]" office:value-type="float" office:value="0" calcext:value-type="float">
            <text:p>0</text:p>
          </table:table-cell>
          <table:table-cell table:formula="of:=[.D28]-[.D30]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cos(Angle)</text:p>
          </table:table-cell>
          <table:table-cell table:formula="of:=[.H30]/([.H29]*[.H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-B</text:p>
          </table:table-cell>
          <table:table-cell table:formula="of:=[.B30]-[.B27]" office:value-type="float" office:value="0" calcext:value-type="float">
            <text:p>0</text:p>
          </table:table-cell>
          <table:table-cell table:formula="of:=[.C30]-[.C27]" office:value-type="float" office:value="0" calcext:value-type="float">
            <text:p>0</text:p>
          </table:table-cell>
          <table:table-cell table:formula="of:=[.D30]-[.D27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Angle (BDC)</text:p>
          </table:table-cell>
          <table:table-cell table:formula="of:=ACOS([.H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grees</text:p>
          </table:table-cell>
          <table:table-cell table:formula="of:=DEGREES([.H32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Fract Coords [Box size = 100]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 =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0.5 + ([.B40]-[.B$44])/100" office:value-type="float" office:value="0.5" calcext:value-type="float">
            <text:p>0.5</text:p>
          </table:table-cell>
          <table:table-cell table:formula="of:=0.5 + ([.C40]-[.C$44])/100" office:value-type="float" office:value="0.5" calcext:value-type="float">
            <text:p>0.5</text:p>
          </table:table-cell>
          <table:table-cell table:formula="of:=0.5 + ([.D40]-[.D$44])/100" office:value-type="float" office:value="0.48" calcext:value-type="float">
            <text:p>0.48</text:p>
          </table:table-cell>
          <table:table-cell table:number-columns-repeated="7"/>
        </table:table-row>
        <table:table-row table:style-name="ro1">
          <table:table-cell/>
          <table:table-cell table:formula="of:=0.5 + ([.B41]-[.B$44])/100" office:value-type="float" office:value="0.5" calcext:value-type="float">
            <text:p>0.5</text:p>
          </table:table-cell>
          <table:table-cell table:formula="of:=0.5 + ([.C41]-[.C$44])/100" office:value-type="float" office:value="0.5" calcext:value-type="float">
            <text:p>0.5</text:p>
          </table:table-cell>
          <table:table-cell table:formula="of:=0.5 + ([.D41]-[.D$44])/100" office:value-type="float" office:value="0.52" calcext:value-type="float">
            <text:p>0.52</text:p>
          </table:table-cell>
          <table:table-cell table:number-columns-repeated="7"/>
        </table:table-row>
        <table:table-row table:style-name="ro1">
          <table:table-cell/>
          <table:table-cell table:formula="of:=0.5 + ([.B42]-[.B$44])/100" office:value-type="float" office:value="0.5" calcext:value-type="float">
            <text:p>0.5</text:p>
          </table:table-cell>
          <table:table-cell table:formula="of:=0.5 + ([.C42]-[.C$44])/100" office:value-type="float" office:value="0.53" calcext:value-type="float">
            <text:p>0.53</text:p>
          </table:table-cell>
          <table:table-cell table:formula="of:=0.5 + ([.D42]-[.D$44])/100" office:value-type="float" office:value="0.49" calcext:value-type="float">
            <text:p>0.49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mpossible Triangle (from length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B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C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CA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ang 96 Screen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eom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ik</text:p>
          </table:table-cell>
          <table:table-cell table:formula="of:=SQRT(   (([.E5]-[.E7])^2) + (([.F5]-[.F7])^2) + (([.G5]-[.G7])^2) )" office:value-type="float" office:value="3.12409987036266" calcext:value-type="float">
            <text:p>3.1240998704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jk</text:p>
          </table:table-cell>
          <table:table-cell table:formula="of:=SQRT(   (([.E6]-[.E7])^2) + (([.F6]-[.F7])^2) + (([.G6]-[.G7])^2) )" office:value-type="float" office:value="2.6" calcext:value-type="float">
            <text:p>2.6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j</text:p>
          </table:table-cell>
          <table:table-cell table:formula="of:=[.G6]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rik+rjk)/rij</text:p>
          </table:table-cell>
          <table:table-cell table:formula="of:=([.J5]+[.J6])/[.J7]" office:value-type="float" office:value="1.90803329012089" calcext:value-type="float">
            <text:p>1.908033290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ta 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ta 2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ta 3</text:p>
          </table:table-cell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creenVal = </text:p>
          </table:table-cell>
          <table:table-cell table:formula="of:=[.E10]* EXP(         -1*[.E11]  *([.J8]^[.E12])     )" office:value-type="float" office:value="0.00192689799905334" calcext:value-type="float">
            <text:p>0.0019268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0:33:30.30802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3:16:36.927896274</meta:creation-date>
    <dc:date>2019-06-04T12:37:49.707488782</dc:date>
    <meta:editing-duration>PT2H47M39S</meta:editing-duration>
    <meta:editing-cycles>14</meta:editing-cycles>
    <meta:generator>LibreOffice/5.1.6.2$Linux_X86_64 LibreOffice_project/10m0$Build-2</meta:generator>
    <meta:document-statistic meta:table-count="2" meta:cell-count="166" meta:object-count="0"/>
  </office:meta>
</office:document-meta>
</file>